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2" style:family="paragraph" style:parent-style-name="Default_20_Text">
      <style:paragraph-properties fo:margin-left="1.251cm" fo:margin-right="0cm" fo:text-indent="0cm" style:auto-text-indent="false">
        <style:tab-stops/>
      </style:paragraph-properties>
      <style:text-properties fo:language="sv" fo:country="FI"/>
    </style:style>
    <style:style style:name="P3" style:family="paragraph" style:parent-style-name="Default_20_Text" style:master-page-name="MP0">
      <style:paragraph-properties style:page-number="auto" fo:break-before="page"/>
    </style:style>
    <style:style style:name="P4" style:family="paragraph" style:parent-style-name="Default_20_Text">
      <style:paragraph-properties>
        <style:tab-stops/>
      </style:paragraph-properties>
    </style:style>
    <style:style style:name="P5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ETORAKENTEIDEN HARJOITUSTYÖ, KESÄ 2012</text:p>
      <text:p text:style-name="Default_20_Text"/>
      <text:p text:style-name="Default_20_Text">TESTA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1">Reitinetsintä verkossa: Dijkstran algoritmi</text:p>
      <text:p text:style-name="Default_20_Text"/>
      <text:p text:style-name="Default_20_Text">Testisuunnitelma</text:p>
      <text:p text:style-name="Default_20_Text"/>
      <text:p text:style-name="P1">Eri <text:s/>metodien yksikkötestit tehdään JUnit -testeillä. Yksinkertaisimpia metodeita ei kuitenkaan yksikkötestata. Näitä ovat Node luokan set- and get-tyyppiset metodit, joissa asetetaan solmuille tai haetaan solmuilta arvoja.</text:p>
      <text:p text:style-name="P1"/>
      <text:p text:style-name="P1">Toisaalta monimutkaisempi metodeja, jotka esimerkiksi palauttavat solmutaulukon, ei myöskään yksikkötestata, koska ne on helpompi testata suorittamalla koko ohjelma ja vertailemalla saatua tulostetta oikeaksi tiedettyyn tulosteeseen.</text:p>
      <text:p text:style-name="P4"/>
      <text:p text:style-name="P1">Palautuksen mukana tulee esimerkkitiedostot verkko.txt (syöte) ja verkko.txt.out (tulos), joita voi käyttää DijkstraAlrorithm luokan toiminnallisuuden tarkistamiseen. Kopioimalla verkko.txt toiselle nimelle ja ohjelman suorituksen jälkeen vertaamalla uutta tulostiedostoa verkko.txt.out:iin voidaan todeta ohjelman oikeellisuus.</text:p>
      <text:p text:style-name="P1"/>
      <text:p text:style-name="P1">Varsinaiset suorituskykytesti suoritetaan luomalla satunnainen verkko eri kaarimäärillä ja ottamalla suoritusajat ylös. Suorituskykytesteillä havainnoidaan paitsi solmujen lukumäärän vaikutusta suoritusaikaan myös kaarien lukumäärän vaikutusta suoritusaikaan. </text:p>
      <text:p text:style-name="Default_20_Text"/>
      <text:p text:style-name="Default_20_Text">Testin syötteet</text:p>
      <text:p text:style-name="P1"/>
      <text:p text:style-name="P1">Ohjelma saa suunnatun verkon esityksen ja lähtösolmun tekstitiedostona, jossa kerrotaan solmujen lukumäärä, aloitussolmu ja solmujen väliset kaaret. Kaarien kustannusten tulee olla epänegatiiviset. </text:p>
      <text:p text:style-name="P2"/>
      <text:p text:style-name="Default_20_Text">Testien toistettavuus</text:p>
      <text:p text:style-name="Default_20_Text"><text:tab/></text:p>
      <text:p text:style-name="P1">JUnit -yksikkötestit voidaan tarvittaessa toistaa.</text:p>
      <text:p text:style-name="P1"/>
      <text:p text:style-name="P1">Monimutkaisempien metodien testit voidaan toistaa käyttämällä samaa syötetiedostoa ja oikeaksi tiedettyä tulostiedostoa, jota vasten voidaan uutta tulostiedostoa verta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11T18:53:24.53</dc:date>
    <meta:editing-cycles>11</meta:editing-cycles>
    <meta:editing-duration>PT05H33M22S</meta:editing-duration>
    <meta:document-statistic meta:table-count="0" meta:image-count="0" meta:object-count="0" meta:page-count="1" meta:paragraph-count="19" meta:word-count="180" meta:character-count="174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